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RequestImpl.WebReque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RequestImpl.WebRequestImpl( Web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Impl.setAutomaticSession( boolean isAutomatic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Impl.setURL( String theServerName , String theContextPath , String theServletPath , String thePathInfo , String th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RequestImpl.getSessionCooki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WebReques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RequestImpl.addQueryStringParameters( String theQuery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RequestImpl.getAutomatic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Impl.getRedir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Impl.setRedirectorName( String theRedir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